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ccff" draw:textarea-horizontal-align="justify" draw:textarea-vertical-align="middle" draw:auto-grow-height="false" fo:min-height="1.95cm" fo:min-width="3.7cm"/>
    </style:style>
    <style:style style:name="gr2" style:family="graphic" style:parent-style-name="standard">
      <style:graphic-properties svg:stroke-color="#000000" draw:fill-color="#ffd320" draw:textarea-horizontal-align="justify" draw:textarea-vertical-align="middle" draw:auto-grow-height="false" fo:min-height="2.55cm" fo:min-width="5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55cm" fo:min-width="2.7cm"/>
    </style:style>
    <style:style style:name="gr6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3.35cm" fo:min-width="8.9cm"/>
    </style:style>
    <style:style style:name="gr8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3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3cm" svg:x="1.4cm" svg:y="0.627cm" presentation:class="title">
          <draw:text-box>
            <text:p>Mobile robot environment with ARM cluster</text:p>
          </draw:text-box>
        </draw:frame>
        <draw:custom-shape draw:style-name="gr1" draw:text-style-name="P2" draw:layer="layout" svg:width="4.2cm" svg:height="2.2cm" svg:x="3.6cm" svg:y="9.6cm">
          <text:p text:style-name="P1">Mobile robo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.8cm" svg:x="20cm" svg:y="4.6cm">
          <text:p text:style-name="P1">ARM cluster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8cm" svg:y1="10.4cm" svg:x2="20cm" svg:y2="5.8cm">
          <text:p/>
        </draw:line>
        <draw:line draw:style-name="gr3" draw:text-style-name="P4" draw:layer="layout" svg:x1="20cm" svg:y1="6.6cm" svg:x2="7.8cm" svg:y2="11.4cm">
          <text:p/>
        </draw:line>
        <draw:frame draw:style-name="gr4" draw:text-style-name="P6" draw:layer="layout" svg:width="7.4cm" svg:height="1.673cm" svg:x="10.2cm" svg:y="7.727cm">
          <draw:text-box>
            <text:p>Wireless -</text:p>
            <text:p text:style-name="P5"><text:s text:c="22"/>network</text:p>
          </draw:text-box>
        </draw:frame>
        <draw:custom-shape draw:style-name="gr5" draw:text-style-name="P8" draw:layer="layout" svg:width="3.2cm" svg:height="2.8cm" svg:x="4.2cm" svg:y="3.8cm">
          <text:p text:style-name="P7"><text:span text:style-name="T1">Arietta with</text:span></text:p>
          <text:p text:style-name="P7"><text:span text:style-name="T1">- WebCam</text:span></text:p>
          <text:p text:style-name="P7"><text:span text:style-name="T1">- Ultrasonic</text:span></text:p>
          <text:p text:style-name="P7"><text:span text:style-name="T1">- Infrared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.8cm" svg:y1="6.6cm" svg:x2="5.8cm" svg:y2="9.6cm">
          <text:p/>
        </draw:line>
        <draw:custom-shape draw:style-name="gr7" draw:text-style-name="P3" draw:layer="layout" svg:width="9.4cm" svg:height="3.6cm" svg:x="16.6cm" svg:y="11.4cm">
          <text:p text:style-name="P1">Comand via control interface</text:p>
          <text:p text:style-name="P1">(laptop or ...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6cm" svg:y1="13.2cm" svg:x2="5.6cm" svg:y2="11.8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21:04:26.113579130</meta:creation-date>
    <dc:date>2016-10-05T21:17:15.018941226</dc:date>
    <meta:editing-duration>PT2M39S</meta:editing-duration>
    <meta:editing-cycles>2</meta:editing-cycles>
    <meta:generator>LibreOffice/5.2.2.2.0$Linux_X86_64 LibreOffice_project/20m0$Build-2</meta:generator>
    <meta:document-statistic meta:object-count="33"/>
  </office:meta>
</office:document-meta>
</file>